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0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5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4" table:number-columns-repeated="1018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temp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program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2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2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3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5" table:default-cell-style-name="ce20"/>
        <table:table-column table:style-name="co5" table:default-cell-style-name="ce19"/>
        <table:table-column table:style-name="co4" table:number-columns-repeated="1017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rdg_pow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int_pow</text:p>
          </table:table-cell>
          <table:table-cell table:style-name="ce18" office:value-type="string" calcext:value-type="string">
            <text:p>int_gas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0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0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0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0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0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0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0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0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0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0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2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office:value-type="float" office:value="20692.1" calcext:value-type="float">
            <text:p>20692.1</text:p>
          </table:table-cell>
          <table:table-cell office:value-type="float" office:value="48164.5" calcext:value-type="float">
            <text:p>48164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office:value-type="float" office:value="20710.3" calcext:value-type="float">
            <text:p>20710.3</text:p>
          </table:table-cell>
          <table:table-cell office:value-type="float" office:value="48199.2" calcext:value-type="float">
            <text:p>48199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office:value-type="float" office:value="20729.2" calcext:value-type="float">
            <text:p>20729.2</text:p>
          </table:table-cell>
          <table:table-cell office:value-type="float" office:value="48233" calcext:value-type="float">
            <text:p>4823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office:value-type="float" office:value="20746.1" calcext:value-type="float">
            <text:p>20746.1</text:p>
          </table:table-cell>
          <table:table-cell office:value-type="float" office:value="48257.5" calcext:value-type="float">
            <text:p>4825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office:value-type="float" office:value="20760.2" calcext:value-type="float">
            <text:p>20760.2</text:p>
          </table:table-cell>
          <table:table-cell office:value-type="float" office:value="48288.7" calcext:value-type="float">
            <text:p>48288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office:value-type="float" office:value="20776" calcext:value-type="float">
            <text:p>20776</text:p>
          </table:table-cell>
          <table:table-cell office:value-type="float" office:value="48331.6" calcext:value-type="float">
            <text:p>483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office:value-type="float" office:value="20790" calcext:value-type="float">
            <text:p>20790</text:p>
          </table:table-cell>
          <table:table-cell office:value-type="float" office:value="48352.6" calcext:value-type="float">
            <text:p>4835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office:value-type="float" office:value="20803" calcext:value-type="float">
            <text:p>20803</text:p>
          </table:table-cell>
          <table:table-cell office:value-type="float" office:value="48387.5" calcext:value-type="float">
            <text:p>4838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office:value-type="float" office:value="20815.2" calcext:value-type="float">
            <text:p>20815.2</text:p>
          </table:table-cell>
          <table:table-cell office:value-type="float" office:value="48408.1" calcext:value-type="float">
            <text:p>4840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office:value-type="float" office:value="20827.3" calcext:value-type="float">
            <text:p>20827.3</text:p>
          </table:table-cell>
          <table:table-cell office:value-type="float" office:value="48432.9" calcext:value-type="float">
            <text:p>48432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office:value-type="float" office:value="20829" calcext:value-type="float">
            <text:p>20829</text:p>
          </table:table-cell>
          <table:table-cell office:value-type="float" office:value="48437.2" calcext:value-type="float">
            <text:p>48437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office:value-type="float" office:value="20839.8" calcext:value-type="float">
            <text:p>20839.8</text:p>
          </table:table-cell>
          <table:table-cell office:value-type="float" office:value="48461.9" calcext:value-type="float">
            <text:p>48461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office:value-type="float" office:value="20849.9" calcext:value-type="float">
            <text:p>20849.9</text:p>
          </table:table-cell>
          <table:table-cell office:value-type="float" office:value="48481" calcext:value-type="float">
            <text:p>4848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office:value-type="float" office:value="20860.6" calcext:value-type="float">
            <text:p>20860.6</text:p>
          </table:table-cell>
          <table:table-cell office:value-type="float" office:value="48508.5" calcext:value-type="float">
            <text:p>48508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office:value-type="float" office:value="20870.3" calcext:value-type="float">
            <text:p>20870.3</text:p>
          </table:table-cell>
          <table:table-cell office:value-type="float" office:value="48526.5" calcext:value-type="float">
            <text:p>48526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05" calcext:value-type="date">
            <text:p>07/05/2024</text:p>
          </table:table-cell>
          <table:table-cell office:value-type="float" office:value="20878.9" calcext:value-type="float">
            <text:p>20878.9</text:p>
          </table:table-cell>
          <table:table-cell office:value-type="float" office:value="48555.1" calcext:value-type="float">
            <text:p>48555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12" calcext:value-type="date">
            <text:p>07/12/2024</text:p>
          </table:table-cell>
          <table:table-cell office:value-type="float" office:value="20887.7" calcext:value-type="float">
            <text:p>20887.7</text:p>
          </table:table-cell>
          <table:table-cell office:value-type="float" office:value="48578" calcext:value-type="float">
            <text:p>4857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19" calcext:value-type="date">
            <text:p>07/19/2024</text:p>
          </table:table-cell>
          <table:table-cell office:value-type="float" office:value="20896.6" calcext:value-type="float">
            <text:p>20896.6</text:p>
          </table:table-cell>
          <table:table-cell office:value-type="float" office:value="48605" calcext:value-type="float">
            <text:p>4860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26" calcext:value-type="date">
            <text:p>07/26/2024</text:p>
          </table:table-cell>
          <table:table-cell office:value-type="float" office:value="20905.3" calcext:value-type="float">
            <text:p>20905.3</text:p>
          </table:table-cell>
          <table:table-cell office:value-type="float" office:value="48637.3" calcext:value-type="float">
            <text:p>4863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02" calcext:value-type="date">
            <text:p>08/02/2024</text:p>
          </table:table-cell>
          <table:table-cell office:value-type="float" office:value="20914" calcext:value-type="float">
            <text:p>20914</text:p>
          </table:table-cell>
          <table:table-cell office:value-type="float" office:value="48660.2" calcext:value-type="float">
            <text:p>4866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09" calcext:value-type="date">
            <text:p>08/09/2024</text:p>
          </table:table-cell>
          <table:table-cell office:value-type="float" office:value="20922.7" calcext:value-type="float">
            <text:p>20922.7</text:p>
          </table:table-cell>
          <table:table-cell office:value-type="float" office:value="48680.8" calcext:value-type="float">
            <text:p>48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16" calcext:value-type="date">
            <text:p>08/16/2024</text:p>
          </table:table-cell>
          <table:table-cell office:value-type="float" office:value="20931.5" calcext:value-type="float">
            <text:p>20931.5</text:p>
          </table:table-cell>
          <table:table-cell office:value-type="float" office:value="48704.5" calcext:value-type="float">
            <text:p>48704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23" calcext:value-type="date">
            <text:p>08/23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30" calcext:value-type="date">
            <text:p>08/30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06" calcext:value-type="date">
            <text:p>09/06/2024</text:p>
          </table:table-cell>
          <table:table-cell office:value-type="float" office:value="20940.6" calcext:value-type="float">
            <text:p>20940.6</text:p>
          </table:table-cell>
          <table:table-cell office:value-type="float" office:value="48743.3" calcext:value-type="float">
            <text:p>48743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13" calcext:value-type="date">
            <text:p>09/13/2024</text:p>
          </table:table-cell>
          <table:table-cell office:value-type="float" office:value="20950.2" calcext:value-type="float">
            <text:p>20950.2</text:p>
          </table:table-cell>
          <table:table-cell office:value-type="float" office:value="48783.1" calcext:value-type="float">
            <text:p>4878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20" calcext:value-type="date">
            <text:p>09/20/2024</text:p>
          </table:table-cell>
          <table:table-cell office:value-type="float" office:value="20961" calcext:value-type="float">
            <text:p>20961</text:p>
          </table:table-cell>
          <table:table-cell office:value-type="float" office:value="48830.6" calcext:value-type="float">
            <text:p>48830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27" calcext:value-type="date">
            <text:p>09/27/2024</text:p>
          </table:table-cell>
          <table:table-cell office:value-type="float" office:value="20972" calcext:value-type="float">
            <text:p>20972</text:p>
          </table:table-cell>
          <table:table-cell office:value-type="float" office:value="48871.3" calcext:value-type="float">
            <text:p>48871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04" calcext:value-type="date">
            <text:p>10/04/2024</text:p>
          </table:table-cell>
          <table:table-cell office:value-type="float" office:value="20983.3" calcext:value-type="float">
            <text:p>20983.3</text:p>
          </table:table-cell>
          <table:table-cell office:value-type="float" office:value="48925.2" calcext:value-type="float">
            <text:p>48925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11" calcext:value-type="date">
            <text:p>10/11/2024</text:p>
          </table:table-cell>
          <table:table-cell office:value-type="float" office:value="20998" calcext:value-type="float">
            <text:p>20998</text:p>
          </table:table-cell>
          <table:table-cell office:value-type="float" office:value="48976.6" calcext:value-type="float">
            <text:p>48976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18" calcext:value-type="date">
            <text:p>10/18/2024</text:p>
          </table:table-cell>
          <table:table-cell office:value-type="float" office:value="21014.7" calcext:value-type="float">
            <text:p>21014.7</text:p>
          </table:table-cell>
          <table:table-cell office:value-type="float" office:value="49018" calcext:value-type="float">
            <text:p>4901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25" calcext:value-type="date">
            <text:p>10/25/2024</text:p>
          </table:table-cell>
          <table:table-cell office:value-type="float" office:value="21031.1" calcext:value-type="float">
            <text:p>21031.1</text:p>
          </table:table-cell>
          <table:table-cell office:value-type="float" office:value="49075.4" calcext:value-type="float">
            <text:p>4907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01" calcext:value-type="date">
            <text:p>11/01/2024</text:p>
          </table:table-cell>
          <table:table-cell office:value-type="float" office:value="21048.1" calcext:value-type="float">
            <text:p>21048.1</text:p>
          </table:table-cell>
          <table:table-cell office:value-type="float" office:value="49143.3" calcext:value-type="float">
            <text:p>49143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08" calcext:value-type="date">
            <text:p>11/08/2024</text:p>
          </table:table-cell>
          <table:table-cell office:value-type="float" office:value="21069.9" calcext:value-type="float">
            <text:p>21069.9</text:p>
          </table:table-cell>
          <table:table-cell office:value-type="float" office:value="49209.8" calcext:value-type="float">
            <text:p>4920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15" calcext:value-type="date">
            <text:p>11/15/2024</text:p>
          </table:table-cell>
          <table:table-cell office:value-type="float" office:value="21094.1" calcext:value-type="float">
            <text:p>21094.1</text:p>
          </table:table-cell>
          <table:table-cell office:value-type="float" office:value="49275" calcext:value-type="float">
            <text:p>4927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22" calcext:value-type="date">
            <text:p>11/22/2024</text:p>
          </table:table-cell>
          <table:table-cell office:value-type="float" office:value="21118.1" calcext:value-type="float">
            <text:p>21118.1</text:p>
          </table:table-cell>
          <table:table-cell office:value-type="float" office:value="49331.6" calcext:value-type="float">
            <text:p>493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29" calcext:value-type="date">
            <text:p>11/29/2024</text:p>
          </table:table-cell>
          <table:table-cell office:value-type="float" office:value="21144.3" calcext:value-type="float">
            <text:p>21144.3</text:p>
          </table:table-cell>
          <table:table-cell office:value-type="float" office:value="49390.2" calcext:value-type="float">
            <text:p>493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2-06" calcext:value-type="date">
            <text:p>12/06/2024</text:p>
          </table:table-cell>
          <table:table-cell office:value-type="float" office:value="21175.9" calcext:value-type="float">
            <text:p>21175.9</text:p>
          </table:table-cell>
          <table:table-cell office:value-type="float" office:value="49454.4" calcext:value-type="float">
            <text:p>49454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2-13" calcext:value-type="date">
            <text:p>12/13/2024</text:p>
          </table:table-cell>
          <table:table-cell office:value-type="float" office:value="21204.4" calcext:value-type="float">
            <text:p>21204.4</text:p>
          </table:table-cell>
          <table:table-cell office:value-type="float" office:value="49521.2" calcext:value-type="float">
            <text:p>49521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2-20" calcext:value-type="date">
            <text:p>12/20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2-27" calcext:value-type="date">
            <text:p>12/27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1-03" calcext:value-type="date">
            <text:p>01/03/2025</text:p>
          </table:table-cell>
          <table:table-cell table:number-columns-repeated="1022"/>
        </table:table-row>
        <table:table-row table:style-name="ro1" table:number-rows-repeated="104844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4" table:default-cell-style-name="ce16"/>
        <table:table-column table:style-name="co4" table:number-columns-repeated="1020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gas</text:p>
          </table:table-cell>
          <table:table-cell table:style-name="ce18" office:value-type="string" calcext:value-type="string">
            <text:p>electricity</text:p>
          </table:table-cell>
          <table:table-cell table:style-name="ce18" table:number-columns-repeated="1021"/>
        </table:table-row>
        <table:table-row table:style-name="ro1">
          <table:table-cell table:style-name="ce16" office:value-type="date" office:date-value="2024-07-12" calcext:value-type="date">
            <text:p>07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7-19" calcext:value-type="date">
            <text:p>07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7-26" calcext:value-type="date">
            <text:p>07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8-02" calcext:value-type="date">
            <text:p>08/0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8-09" calcext:value-type="date">
            <text:p>08/0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8-16" calcext:value-type="date">
            <text:p>08/1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8-23" calcext:value-type="date">
            <text:p>08/2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8-30" calcext:value-type="date">
            <text:p>08/30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9-06" calcext:value-type="date">
            <text:p>09/0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9-13" calcext:value-type="date">
            <text:p>09/1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9-20" calcext:value-type="date">
            <text:p>09/20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9-27" calcext:value-type="date">
            <text:p>09/2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0-04" calcext:value-type="date">
            <text:p>10/0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0-11" calcext:value-type="date">
            <text:p>10/1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0-18" calcext:value-type="date">
            <text:p>10/1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0-25" calcext:value-type="date">
            <text:p>10/2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1-01" calcext:value-type="date">
            <text:p>11/0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1-08" calcext:value-type="date">
            <text:p>11/0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1-15" calcext:value-type="date">
            <text:p>11/1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1-22" calcext:value-type="date">
            <text:p>11/2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1-29" calcext:value-type="date">
            <text:p>11/2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2-06" calcext:value-type="date">
            <text:p>12/0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2-13" calcext:value-type="date">
            <text:p>12/1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2-20" calcext:value-type="date">
            <text:p>12/20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2-27" calcext:value-type="date">
            <text:p>12/2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1-03" calcext:value-type="date">
            <text:p>01/03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1-10" calcext:value-type="date">
            <text:p>01/10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1-17" calcext:value-type="date">
            <text:p>01/1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1-24" calcext:value-type="date">
            <text:p>01/2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1-31" calcext:value-type="date">
            <text:p>01/3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2-07" calcext:value-type="date">
            <text:p>02/0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2-14" calcext:value-type="date">
            <text:p>02/1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2-21" calcext:value-type="date">
            <text:p>02/2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2-28" calcext:value-type="date">
            <text:p>02/28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3-07" calcext:value-type="date">
            <text:p>03/0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3-14" calcext:value-type="date">
            <text:p>03/1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3-21" calcext:value-type="date">
            <text:p>03/2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3-28" calcext:value-type="date">
            <text:p>03/28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4-04" calcext:value-type="date">
            <text:p>04/0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4-11" calcext:value-type="date">
            <text:p>04/1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4-18" calcext:value-type="date">
            <text:p>04/18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4-25" calcext:value-type="date">
            <text:p>04/25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5-02" calcext:value-type="date">
            <text:p>05/02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5-09" calcext:value-type="date">
            <text:p>05/09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5-16" calcext:value-type="date">
            <text:p>05/16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5-23" calcext:value-type="date">
            <text:p>05/23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5-30" calcext:value-type="date">
            <text:p>05/30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6-06" calcext:value-type="date">
            <text:p>06/06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6-13" calcext:value-type="date">
            <text:p>06/13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6-20" calcext:value-type="date">
            <text:p>06/20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6-27" calcext:value-type="date">
            <text:p>06/2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7-04" calcext:value-type="date">
            <text:p>07/04/2025</text:p>
          </table:table-cell>
          <table:table-cell table:number-columns-repeated="1023"/>
        </table:table-row>
        <table:table-row table:style-name="ro1" table:number-rows-repeated="1048400">
          <table:table-cell table:number-columns-repeated="1024"/>
        </table:table-row>
        <table:table-row table:style-name="ro2" table:number-rows-repeated="1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  <number:text>.</number:text>
      <number:year number:style="long"/>
    </number:date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9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4-12-15T11:36:52.845679330</dc:date>
    <meta:editing-duration>PT4H46M50S</meta:editing-duration>
    <meta:editing-cycles>108</meta:editing-cycles>
    <meta:generator>LibreOffice/7.3.7.2$Linux_X86_64 LibreOffice_project/30$Build-2</meta:generator>
    <meta:print-date>2024-06-30T17:54:35.526486208</meta:print-date>
    <meta:document-statistic meta:table-count="3" meta:cell-count="914" meta:object-count="0"/>
  </office:meta>
</office:document-meta>
</file>